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a594" officeooo:paragraph-rsid="0006a594"/>
    </style:style>
    <style:style style:name="P2" style:family="paragraph" style:parent-style-name="Standard">
      <style:text-properties officeooo:rsid="00075b40" officeooo:paragraph-rsid="00075b40"/>
    </style:style>
    <style:style style:name="P3" style:family="paragraph" style:parent-style-name="Standard">
      <style:text-properties officeooo:rsid="0008c097" officeooo:paragraph-rsid="0008c097"/>
    </style:style>
    <style:style style:name="P4" style:family="paragraph" style:parent-style-name="Standard">
      <style:text-properties officeooo:rsid="0008c097" officeooo:paragraph-rsid="0008c097"/>
    </style:style>
    <style:style style:name="P5" style:family="paragraph" style:parent-style-name="Standard">
      <style:text-properties officeooo:rsid="00075b40" officeooo:paragraph-rsid="000994c0"/>
    </style:style>
    <style:style style:name="P6" style:family="paragraph" style:parent-style-name="Standard">
      <style:text-properties officeooo:rsid="000abe21" officeooo:paragraph-rsid="000abe21"/>
    </style:style>
    <style:style style:name="P7" style:family="paragraph" style:parent-style-name="Standard">
      <style:text-properties officeooo:rsid="000b971d" officeooo:paragraph-rsid="000b971d"/>
    </style:style>
    <style:style style:name="P8" style:family="paragraph" style:parent-style-name="Standard">
      <style:text-properties officeooo:rsid="000d41d5" officeooo:paragraph-rsid="000d41d5"/>
    </style:style>
    <style:style style:name="P9" style:family="paragraph" style:parent-style-name="Standard">
      <style:text-properties officeooo:rsid="000e1f43" officeooo:paragraph-rsid="000e1f43"/>
    </style:style>
    <style:style style:name="P10" style:family="paragraph" style:parent-style-name="Standard">
      <style:paragraph-properties fo:text-align="center" style:justify-single-word="false"/>
      <style:text-properties fo:font-weight="bold" officeooo:rsid="0006a594" officeooo:paragraph-rsid="0006a594" style:font-weight-asian="bold" style:font-weight-complex="bold"/>
    </style:style>
    <style:style style:name="T1" style:family="text">
      <style:text-properties officeooo:rsid="000994c0"/>
    </style:style>
    <style:style style:name="T2" style:family="text">
      <style:text-properties officeooo:rsid="0008c097"/>
    </style:style>
    <style:style style:name="T3" style:family="text">
      <style:text-properties fo:font-style="italic" style:font-style-asian="italic" style:font-style-complex="italic"/>
    </style:style>
    <style:style style:name="T4" style:family="text">
      <style:text-properties fo:font-style="italic" officeooo:rsid="000994c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fea30" style:font-style-asian="normal" style:font-style-complex="normal"/>
    </style:style>
    <style:style style:name="T7" style:family="text">
      <style:text-properties officeooo:rsid="000abe21"/>
    </style:style>
    <style:style style:name="T8" style:family="text">
      <style:text-properties officeooo:rsid="000b971d"/>
    </style:style>
    <style:style style:name="T9" style:family="text">
      <style:text-properties officeooo:rsid="001100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jercicios terminal examen <text:span text:style-name="T9">diciembre 2022. Sistemas informáticos</text:span></text:p>
      <text:p text:style-name="P1"/>
      <text:p text:style-name="P1">1.Listar todos los archivos del directorio /etc</text:p>
      <text:p text:style-name="P1"/>
      <text:p text:style-name="P1">2. Listar todos los archivos del directorio/etc que acaben en .conf</text:p>
      <text:p text:style-name="P1"/>
      <text:p text:style-name="P1">3. Listar todos los archivos del directorio /dev que tengan 5 caracteres y los 2 últimos sean un número del 0 al 9.</text:p>
      <text:p text:style-name="P1"/>
      <text:p text:style-name="P2">4. Obtener un listado largo del directorio /etc en el que se muestren los archivos ocultos y los números de inodo.</text:p>
      <text:p text:style-name="P2"/>
      <text:p text:style-name="P2">5. Listar todos los archivos del directorio /etc y enviarlo al archivo de texto listado1.txt</text:p>
      <text:p text:style-name="P2"/>
      <text:p text:style-name="P2">6. Listar todos los archivos del directorio /etc incluyendo subdirectorios y añadirlo al archivo listado1.txt</text:p>
      <text:p text:style-name="P2"/>
      <text:p text:style-name="P5">7. <text:span text:style-name="T2"><text:s/>En una sola línea, </text:span><text:span text:style-name="T1">y desde cualquier lugar del sistema de archivos, posiciónate en tu directorio de trabajo personal.</text:span></text:p>
      <text:p text:style-name="P5"/>
      <text:p text:style-name="P2">8. Comprueba que estás en él.</text:p>
      <text:p text:style-name="P2"/>
      <text:p text:style-name="P2">9. Crea, en una sóla línea , los directorios ‘carpeta1’, ‘carpeta2’ y ‘carpeta3’.</text:p>
      <text:p text:style-name="P2"/>
      <text:p text:style-name="P3">10. C<text:span text:style-name="T1">opia el archivo /</text:span><text:span text:style-name="T4">etc/netconfig a carpeta1.</text:span></text:p>
      <text:p text:style-name="P3"/>
      <text:p text:style-name="P3">11. <text:span text:style-name="T7">Mover el directorio ‘carpeta3’ adentro de ‘carpeta1’.</text:span></text:p>
      <text:p text:style-name="P3"/>
      <text:p text:style-name="P6">12. Copia a carpeta2 los archivos del directorio /<text:span text:style-name="T8">etc que acaben en .conf</text:span></text:p>
      <text:p text:style-name="P6"/>
      <text:p text:style-name="P7">13. Eliminar los archivos de carpeta2 que en su nombre aparezca sys</text:p>
      <text:p text:style-name="P7"/>
      <text:p text:style-name="P7">14. Sitúate en carpeta1 y crea un enlace simbólico llamado ‘acceso-resolv’ al archivo resolv.conf que está en carpeta2.</text:p>
      <text:p text:style-name="P7"/>
      <text:p text:style-name="P7">15. Tomando como separador el carácter : obtén el campo 1 del archivo /<text:span text:style-name="T3">etc</text:span><text:span text:style-name="T5">/passwd.</text:span></text:p>
      <text:p text:style-name="P7"><text:span text:style-name="T5"/></text:p>
      <text:p text:style-name="P7"><text:span text:style-name="T5">16. Teniendo en cuenta que la salida del comando anterior nos proporciona un listado de los usuarios del sistema, en una sola linea ejecuta un comando que cuente el número de usuarios.</text:span></text:p>
      <text:p text:style-name="P7"><text:span text:style-name="T5"/></text:p>
      <text:p text:style-name="P8"><text:span text:style-name="T5">17. Muestra las líneas que contengan la cadena ‘daemon’ dentro del archivo /</text:span><text:span text:style-name="T3">etc/</text:span><text:span text:style-name="T5">passwd.</text:span></text:p>
      <text:p text:style-name="P8"><text:span text:style-name="T5"/></text:p>
      <text:p text:style-name="P9"><text:span text:style-name="T5">18. Muestra las líneas que contengan la cadena ‘daemon’ seguida de ‘:’ o de ‘,’ dentro del archivo /</text:span><text:span text:style-name="T3">etc</text:span><text:span text:style-name="T5">/passwd.</text:span></text:p>
      <text:p text:style-name="P9"><text:span text:style-name="T5"/></text:p>
      <text:p text:style-name="P9"><text:span text:style-name="T5">19. Muestra las líneas que acaben en la cadena ‘false’ del archivo /</text:span><text:span text:style-name="T3">etc</text:span><text:span text:style-name="T5">/passwd.</text:span></text:p>
      <text:p text:style-name="P9"><text:span text:style-name="T5"/></text:p>
      <text:p text:style-name="P9"><text:span text:style-name="T5">20. </text:span><text:span text:style-name="T6">En tu directorio de trabajo haz un listado en el que se muestren los archivos y directorios que tengan un número de inodo que empiece por 1.</text:span></text:p>
      <text:p text:style-name="P9"><text:span text:style-name="T6"/></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5T03:23:20.414000000</meta:creation-date>
    <dc:date>2022-12-15T13:18:18.711000000</dc:date>
    <meta:editing-duration>PT1H7M25S</meta:editing-duration>
    <meta:editing-cycles>4</meta:editing-cycles>
    <meta:generator>LibreOffice/7.2.5.2$Windows_X86_64 LibreOffice_project/499f9727c189e6ef3471021d6132d4c694f357e5</meta:generator>
    <meta:document-statistic meta:table-count="0" meta:image-count="0" meta:object-count="0" meta:page-count="1" meta:paragraph-count="21" meta:word-count="315" meta:character-count="1889" meta:non-whitespace-character-count="1594"/>
  </office:meta>
</office:document-meta>
</file>